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a1" style:family="table">
      <style:table-properties style:width="45.877cm" table:align="left"/>
    </style:style>
    <style:style style:name="Tabla1.A" style:family="table-column">
      <style:table-column-properties style:column-width="45.877cm"/>
    </style:style>
    <style:style style:name="Tabla1.A1" style:family="table-cell">
      <style:table-cell-properties style:vertical-align="middle" fo:padding="0.049cm" fo:border="none"/>
    </style:style>
    <style:style style:name="Tabla2" style:family="table">
      <style:table-properties style:width="3.681cm" table:align="left"/>
    </style:style>
    <style:style style:name="Tabla2.A" style:family="table-column">
      <style:table-column-properties style:column-width="3.681cm"/>
    </style:style>
    <style:style style:name="Tabla2.A1" style:family="table-cell">
      <style:table-cell-properties style:vertical-align="middle" fo:padding="0.049cm" fo:border="none"/>
    </style:style>
    <style:style style:name="Tabla3" style:family="table">
      <style:table-properties style:width="29.739cm" table:align="left"/>
    </style:style>
    <style:style style:name="Tabla3.A" style:family="table-column">
      <style:table-column-properties style:column-width="29.739cm"/>
    </style:style>
    <style:style style:name="Tabla3.A1" style:family="table-cell">
      <style:table-cell-properties style:vertical-align="middle" fo:padding="0.049cm" fo:border="none"/>
    </style:style>
    <style:style style:name="Tabla4" style:family="table">
      <style:table-properties style:width="5.59cm" table:align="left"/>
    </style:style>
    <style:style style:name="Tabla4.A" style:family="table-column">
      <style:table-column-properties style:column-width="5.59cm"/>
    </style:style>
    <style:style style:name="Tabla4.A1" style:family="table-cell">
      <style:table-cell-properties style:vertical-align="middle" fo:padding="0.049cm" fo:border="none"/>
    </style:style>
    <style:style style:name="Tabla5" style:family="table">
      <style:table-properties style:width="9.193cm" table:align="left"/>
    </style:style>
    <style:style style:name="Tabla5.A" style:family="table-column">
      <style:table-column-properties style:column-width="9.193cm"/>
    </style:style>
    <style:style style:name="Tabla5.A1" style:family="table-cell">
      <style:table-cell-properties style:vertical-align="middle" fo:padding="0.049cm" fo:border="none"/>
    </style:style>
    <style:style style:name="Tabla6" style:family="table">
      <style:table-properties style:width="13.642cm" table:align="left"/>
    </style:style>
    <style:style style:name="Tabla6.A" style:family="table-column">
      <style:table-column-properties style:column-width="13.642cm"/>
    </style:style>
    <style:style style:name="Tabla6.A1" style:family="table-cell">
      <style:table-cell-properties style:vertical-align="middle" fo:padding="0.049cm" fo:border="none"/>
    </style:style>
    <style:style style:name="Tabla7" style:family="table">
      <style:table-properties style:width="10.044cm" table:align="left"/>
    </style:style>
    <style:style style:name="Tabla7.A" style:family="table-column">
      <style:table-column-properties style:column-width="10.044cm"/>
    </style:style>
    <style:style style:name="Tabla7.A1" style:family="table-cell">
      <style:table-cell-properties style:vertical-align="middle" fo:padding="0.049cm" fo:border="none"/>
    </style:style>
    <style:style style:name="Tabla8" style:family="table">
      <style:table-properties style:width="13.224cm" table:align="left"/>
    </style:style>
    <style:style style:name="Tabla8.A" style:family="table-column">
      <style:table-column-properties style:column-width="13.224cm"/>
    </style:style>
    <style:style style:name="Tabla8.A1" style:family="table-cell">
      <style:table-cell-properties style:vertical-align="middle" fo:padding="0.049cm" fo:border="none"/>
    </style:style>
    <style:style style:name="Tabla9" style:family="table">
      <style:table-properties style:width="9.618cm" table:align="left"/>
    </style:style>
    <style:style style:name="Tabla9.A" style:family="table-column">
      <style:table-column-properties style:column-width="9.618cm"/>
    </style:style>
    <style:style style:name="Tabla9.A1" style:family="table-cell">
      <style:table-cell-properties style:vertical-align="middle" fo:padding="0.049cm" fo:border="none"/>
    </style:style>
    <style:style style:name="Tabla10" style:family="table">
      <style:table-properties style:width="25.097cm" table:align="left"/>
    </style:style>
    <style:style style:name="Tabla10.A" style:family="table-column">
      <style:table-column-properties style:column-width="25.097cm"/>
    </style:style>
    <style:style style:name="Tabla10.A1" style:family="table-cell">
      <style:table-cell-properties style:vertical-align="middle" fo:padding="0.049cm" fo:border="none"/>
    </style:style>
    <style:style style:name="Tabla11" style:family="table">
      <style:table-properties style:width="10.044cm" table:align="left"/>
    </style:style>
    <style:style style:name="Tabla11.A" style:family="table-column">
      <style:table-column-properties style:column-width="10.044cm"/>
    </style:style>
    <style:style style:name="Tabla11.A1" style:family="table-cell">
      <style:table-cell-properties style:vertical-align="middle" fo:padding="0.049cm" fo:border="none"/>
    </style:style>
    <style:style style:name="Tabla12" style:family="table">
      <style:table-properties style:width="10.465cm" table:align="left"/>
    </style:style>
    <style:style style:name="Tabla12.A" style:family="table-column">
      <style:table-column-properties style:column-width="10.465cm"/>
    </style:style>
    <style:style style:name="Tabla12.A1" style:family="table-cell">
      <style:table-cell-properties style:vertical-align="middle" fo:padding="0.049cm" fo:border="none"/>
    </style:style>
    <style:style style:name="Tabla13" style:family="table">
      <style:table-properties style:width="9.828cm" table:align="left"/>
    </style:style>
    <style:style style:name="Tabla13.A" style:family="table-column">
      <style:table-column-properties style:column-width="9.828cm"/>
    </style:style>
    <style:style style:name="Tabla13.A1" style:family="table-cell">
      <style:table-cell-properties style:vertical-align="middle" fo:padding="0.049cm" fo:border="none"/>
    </style:style>
    <style:style style:name="Tabla14" style:family="table">
      <style:table-properties style:width="10.462cm" table:align="left"/>
    </style:style>
    <style:style style:name="Tabla14.A" style:family="table-column">
      <style:table-column-properties style:column-width="10.462cm"/>
    </style:style>
    <style:style style:name="Tabla14.A1" style:family="table-cell">
      <style:table-cell-properties style:vertical-align="middle" fo:padding="0.049cm" fo:border="none"/>
    </style:style>
    <style:style style:name="Tabla15" style:family="table">
      <style:table-properties style:width="70.654cm" table:align="left"/>
    </style:style>
    <style:style style:name="Tabla15.A" style:family="table-column">
      <style:table-column-properties style:column-width="70.654cm"/>
    </style:style>
    <style:style style:name="Tabla15.A1" style:family="table-cell">
      <style:table-cell-properties style:vertical-align="middle" fo:padding="0.049cm" fo:border="none"/>
    </style:style>
    <style:style style:name="Tabla16" style:family="table">
      <style:table-properties style:width="24.871cm" table:align="left"/>
    </style:style>
    <style:style style:name="Tabla16.A" style:family="table-column">
      <style:table-column-properties style:column-width="24.871cm"/>
    </style:style>
    <style:style style:name="Tabla16.A1" style:family="table-cell">
      <style:table-cell-properties style:vertical-align="middle" fo:padding="0.049cm" fo:border="none"/>
    </style:style>
    <style:style style:name="Tabla17" style:family="table">
      <style:table-properties style:width="6.863cm" table:align="left"/>
    </style:style>
    <style:style style:name="Tabla17.A" style:family="table-column">
      <style:table-column-properties style:column-width="6.863cm"/>
    </style:style>
    <style:style style:name="Tabla17.A1" style:family="table-cell">
      <style:table-cell-properties style:vertical-align="middle" fo:padding="0.049cm" fo:border="none"/>
    </style:style>
    <style:style style:name="Tabla18" style:family="table">
      <style:table-properties style:width="11.947cm" table:align="left"/>
    </style:style>
    <style:style style:name="Tabla18.A" style:family="table-column">
      <style:table-column-properties style:column-width="11.947cm"/>
    </style:style>
    <style:style style:name="Tabla18.A1" style:family="table-cell">
      <style:table-cell-properties style:vertical-align="middle" fo:padding="0.049cm" fo:border="none"/>
    </style:style>
    <style:style style:name="Tabla19" style:family="table">
      <style:table-properties style:width="11.945cm" table:align="left"/>
    </style:style>
    <style:style style:name="Tabla19.A" style:family="table-column">
      <style:table-column-properties style:column-width="11.945cm"/>
    </style:style>
    <style:style style:name="Tabla19.A1" style:family="table-cell">
      <style:table-cell-properties style:vertical-align="middle" fo:padding="0.049cm" fo:border="none"/>
    </style:style>
    <style:style style:name="Tabla20" style:family="table">
      <style:table-properties style:width="33.355cm" table:align="left"/>
    </style:style>
    <style:style style:name="Tabla20.A" style:family="table-column">
      <style:table-column-properties style:column-width="33.355cm"/>
    </style:style>
    <style:style style:name="Tabla20.A1" style:family="table-cell">
      <style:table-cell-properties style:vertical-align="middle" fo:padding="0.049cm" fo:border="none"/>
    </style:style>
    <style:style style:name="Tabla21" style:family="table">
      <style:table-properties style:width="12.372cm" table:align="left"/>
    </style:style>
    <style:style style:name="Tabla21.A" style:family="table-column">
      <style:table-column-properties style:column-width="12.372cm"/>
    </style:style>
    <style:style style:name="Tabla21.A1" style:family="table-cell">
      <style:table-cell-properties style:vertical-align="middle" fo:padding="0.049cm" fo:border="none"/>
    </style:style>
    <style:style style:name="Tabla22" style:family="table">
      <style:table-properties style:width="8.133cm" table:align="left"/>
    </style:style>
    <style:style style:name="Tabla22.A" style:family="table-column">
      <style:table-column-properties style:column-width="8.133cm"/>
    </style:style>
    <style:style style:name="Tabla22.A1" style:family="table-cell">
      <style:table-cell-properties style:vertical-align="middle" fo:padding="0.049cm" fo:border="none"/>
    </style:style>
    <style:style style:name="Tabla23" style:family="table">
      <style:table-properties style:width="16.607cm" table:align="left"/>
    </style:style>
    <style:style style:name="Tabla23.A" style:family="table-column">
      <style:table-column-properties style:column-width="16.607cm"/>
    </style:style>
    <style:style style:name="Tabla23.A1" style:family="table-cell">
      <style:table-cell-properties style:vertical-align="middle" fo:padding="0.049cm" fo:border="none"/>
    </style:style>
    <style:style style:name="Tabla24" style:family="table">
      <style:table-properties style:width="16.18cm" table:align="left"/>
    </style:style>
    <style:style style:name="Tabla24.A" style:family="table-column">
      <style:table-column-properties style:column-width="16.18cm"/>
    </style:style>
    <style:style style:name="Tabla24.A1" style:family="table-cell">
      <style:table-cell-properties style:vertical-align="middle" fo:padding="0.049cm" fo:border="none"/>
    </style:style>
    <style:style style:name="Tabla25" style:family="table">
      <style:table-properties style:width="17.457cm" table:align="left"/>
    </style:style>
    <style:style style:name="Tabla25.A" style:family="table-column">
      <style:table-column-properties style:column-width="17.457cm"/>
    </style:style>
    <style:style style:name="Tabla25.A1" style:family="table-cell">
      <style:table-cell-properties style:vertical-align="middle" fo:padding="0.049cm" fo:border="none"/>
    </style:style>
    <style:style style:name="Tabla26" style:family="table">
      <style:table-properties style:width="8.135cm" table:align="left"/>
    </style:style>
    <style:style style:name="Tabla26.A" style:family="table-column">
      <style:table-column-properties style:column-width="8.135cm"/>
    </style:style>
    <style:style style:name="Tabla26.A1" style:family="table-cell">
      <style:table-cell-properties style:vertical-align="middle" fo:padding="0.049cm" fo:border="none"/>
    </style:style>
    <style:style style:name="Tabla27" style:family="table">
      <style:table-properties style:width="19.373cm" table:align="left"/>
    </style:style>
    <style:style style:name="Tabla27.A" style:family="table-column">
      <style:table-column-properties style:column-width="19.373cm"/>
    </style:style>
    <style:style style:name="Tabla27.A1" style:family="table-cell">
      <style:table-cell-properties style:vertical-align="middle" fo:padding="0.049cm" fo:border="none"/>
    </style:style>
    <style:style style:name="Tabla28" style:family="table">
      <style:table-properties style:width="6.02cm" table:align="left"/>
    </style:style>
    <style:style style:name="Tabla28.A" style:family="table-column">
      <style:table-column-properties style:column-width="6.02cm"/>
    </style:style>
    <style:style style:name="Tabla28.A1" style:family="table-cell">
      <style:table-cell-properties style:vertical-align="middle" fo:padding="0.049cm" fo:border="none"/>
    </style:style>
    <style:style style:name="Tabla29" style:family="table">
      <style:table-properties style:width="7.925cm" table:align="left"/>
    </style:style>
    <style:style style:name="Tabla29.A" style:family="table-column">
      <style:table-column-properties style:column-width="7.925cm"/>
    </style:style>
    <style:style style:name="Tabla29.A1" style:family="table-cell">
      <style:table-cell-properties style:vertical-align="middle" fo:padding="0.049cm" fo:border="none"/>
    </style:style>
    <style:style style:name="Tabla30" style:family="table">
      <style:table-properties style:width="7.5cm" table:align="left"/>
    </style:style>
    <style:style style:name="Tabla30.A" style:family="table-column">
      <style:table-column-properties style:column-width="7.5cm"/>
    </style:style>
    <style:style style:name="Tabla30.A1" style:family="table-cell">
      <style:table-cell-properties style:vertical-align="middle" fo:padding="0.049cm" fo:border="none"/>
    </style:style>
    <style:style style:name="P1" style:family="paragraph" style:parent-style-name="Preformatted_20_Text">
      <style:text-properties style:font-name="monospace"/>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style:text-properties style:font-name="monospace"/>
    </style:style>
    <style:style style:name="T1" style:family="text">
      <style:text-properties fo:color="#993333" fo:font-weight="bold"/>
    </style:style>
    <style:style style:name="T2" style:family="text">
      <style:text-properties fo:color="#66cc66"/>
    </style:style>
    <style:style style:name="T3" style:family="text">
      <style:text-properties fo:color="#ff0000"/>
    </style:style>
    <style:style style:name="T4" style:family="text">
      <style:text-properties fo:color="#cc66cc"/>
    </style:style>
    <style:style style:name="T5" style:family="text">
      <style:text-properties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your own mail hosting with Linux, Postfix, Dovecot and MySQL</text:h>
      <text:p text:style-name="Text_20_body">15 februari, 2013 </text:p>
      <text:p text:style-name="Quotations"><text:span text:style-name="Strong_20_Emphasis"><text:line-break/>I’ve written a new post on this topic, with an easier setup using an installer that installs and set’s up everything. </text:span></text:p>
      <text:p text:style-name="Quotations"><text:span text:style-name="Strong_20_Emphasis">See </text:span><text:a xlink:type="simple" xlink:href="http://oskarhane.com/setup-your-own-mail-server-postfix-dovecot-spamassassin-the-easy-way/"><text:span text:style-name="Strong_20_Emphasis">set up your own mail server &gt;&gt;</text:span></text:a> </text:p>
      <text:p text:style-name="Text_20_body">If you want to set up your own mail hosting, just follow this guide.<text:line-break/>I will use Debian Squeeze as the OS.</text:p>
      <text:p text:style-name="Text_20_body">You are assumed to have your own server or VPS with root access.</text:p>
      <text:h text:style-name="Heading_20_2" text:outline-level="2">Step 1</text:h>
      <text:p text:style-name="Text_20_body">Install the required packages.</text:p>
      <table:table table:name="Tabla1" table:style-name="Tabla1">
        <table:table-column table:style-name="Tabla1.A"/>
        <table:table-row>
          <table:table-cell table:style-name="Tabla1.A1" office:value-type="string">
            <text:p text:style-name="P3">apt-get install postfix postfix-mysql postfix-doc mysql-client mysql-server dovecot-common dovecot-imapd dovecot-pop3d libsasl2-2 libsasl2-modules libsasl2-modules-sql sasl2-bin libpam-mysql openssl telnet mailutils</text:p>
          </table:table-cell>
        </table:table-row>
      </table:table>
      <text:p text:style-name="Text_20_body">When the GUI for MySQL password pops up, pick a secure password and dont loose it!<text:line-break/>Then it’s time for Postfix.<text:line-break/>In the first step of the Postfix installation, choose ”Internet Site”. On the next screen, choose a domain name for your mail server. This has nothing to do with your future email addresses.</text:p>
      <text:h text:style-name="Heading_20_2" text:outline-level="2"><text:bookmark text:name="more-93"/>Step 2</text:h>
      <text:p text:style-name="Text_20_body">Set up MySQL for domains, users and email addresses.<text:line-break/>Type</text:p>
      <table:table table:name="Tabla2" table:style-name="Tabla2">
        <table:table-column table:style-name="Tabla2.A"/>
        <table:table-row>
          <table:table-cell table:style-name="Tabla2.A1" office:value-type="string">
            <text:p text:style-name="P3">mysql -u root -p</text:p>
          </table:table-cell>
        </table:table-row>
      </table:table>
      <text:p text:style-name="Text_20_body">and enter your password you chose in Step 1.<text:line-break/>Now you should be in the mysql shell.<text:line-break/>Type these commands, one at a time. Choose your own password</text:p>
      <table:table table:name="Tabla3" table:style-name="Tabla3">
        <table:table-column table:style-name="Tabla3.A"/>
        <table:table-row>
          <table:table-cell table:style-name="Tabla3.A1" office:value-type="string">
            <text:p text:style-name="P1"><text:span text:style-name="T1">CREATE</text:span> <text:span text:style-name="T1">DATABASE</text:span> mail;</text:p>
            <text:p text:style-name="P1"><text:span text:style-name="T1">USE</text:span> mail;</text:p>
            <text:p text:style-name="P1"><text:span text:style-name="T1">GRANT</text:span> <text:span text:style-name="T1">SELECT</text:span><text:span text:style-name="T2">,</text:span> <text:span text:style-name="T1">INSERT</text:span><text:span text:style-name="T2">,</text:span> <text:span text:style-name="T1">UPDATE</text:span><text:span text:style-name="T2">,</text:span> <text:span text:style-name="T1">DELETE</text:span> <text:span text:style-name="T1">ON</text:span> mail<text:span text:style-name="T2">.*</text:span> <text:span text:style-name="T1">TO</text:span> <text:span text:style-name="T3">'mail_admin'</text:span>@<text:span text:style-name="T3">'localhost'</text:span> <text:span text:style-name="T1">IDENTIFIED</text:span> <text:span text:style-name="T1">BY</text:span> <text:span text:style-name="T3">'mail_admin_password'</text:span>;</text:p>
            <text:p text:style-name="P1"><text:span text:style-name="T1">GRANT</text:span> <text:span text:style-name="T1">SELECT</text:span><text:span text:style-name="T2">,</text:span> <text:span text:style-name="T1">INSERT</text:span><text:span text:style-name="T2">,</text:span> <text:span text:style-name="T1">UPDATE</text:span><text:span text:style-name="T2">,</text:span> <text:span text:style-name="T1">DELETE</text:span> <text:span text:style-name="T1">ON</text:span> mail<text:span text:style-name="T2">.*</text:span> <text:span text:style-name="T1">TO</text:span> <text:span text:style-name="T3">'mail_admin'</text:span>@<text:span text:style-name="T3">'localhost.localdomain'</text:span> <text:span text:style-name="T1">IDENTIFIED</text:span> <text:span text:style-name="T1">BY</text:span> <text:span text:style-name="T3">'mail_admin_password'</text:span>;</text:p>
            <text:p text:style-name="P1"><text:span text:style-name="T1">FLUSH</text:span> PRIVILEGES;</text:p>
            <text:p text:style-name="P1"><text:span text:style-name="T1">CREATE</text:span> <text:span text:style-name="T1">TABLE</text:span> domains <text:span text:style-name="T2">(</text:span><text:span text:style-name="T1">DOMAIN</text:span> <text:span text:style-name="T1">VARCHAR</text:span><text:span text:style-name="T2">(</text:span><text:span text:style-name="T4">50</text:span><text:span text:style-name="T2">)</text:span> <text:span text:style-name="T1">NOT</text:span> <text:span text:style-name="T1">NULL</text:span><text:span text:style-name="T2">,</text:span> <text:span text:style-name="T1">PRIMARY</text:span> <text:span text:style-name="T1">KEY</text:span> <text:span text:style-name="T2">(</text:span><text:span text:style-name="T1">DOMAIN</text:span><text:span text:style-name="T2">)</text:span> <text:span text:style-name="T2">)</text:span>;</text:p>
            <text:p text:style-name="P1"><text:span text:style-name="T1">CREATE</text:span> <text:span text:style-name="T1">TABLE</text:span> forwardings <text:span text:style-name="T2">(</text:span><text:span text:style-name="T1">SOURCE</text:span> <text:span text:style-name="T1">VARCHAR</text:span><text:span text:style-name="T2">(</text:span><text:span text:style-name="T4">80</text:span><text:span text:style-name="T2">)</text:span> <text:span text:style-name="T1">NOT</text:span> <text:span text:style-name="T1">NULL</text:span><text:span text:style-name="T2">,</text:span> destination TEXT <text:span text:style-name="T1">NOT</text:span> <text:span text:style-name="T1">NULL</text:span><text:span text:style-name="T2">,</text:span> <text:span text:style-name="T1">PRIMARY</text:span> <text:span text:style-name="T1">KEY</text:span> <text:span text:style-name="T2">(</text:span><text:span text:style-name="T1">SOURCE</text:span><text:span text:style-name="T2">)</text:span> <text:span text:style-name="T2">)</text:span>;</text:p>
            <text:p text:style-name="P1"><text:span text:style-name="T1">CREATE</text:span> <text:span text:style-name="T1">TABLE</text:span> users <text:span text:style-name="T2">(</text:span>email <text:span text:style-name="T1">VARCHAR</text:span><text:span text:style-name="T2">(</text:span><text:span text:style-name="T4">80</text:span><text:span text:style-name="T2">)</text:span> <text:span text:style-name="T1">NOT</text:span> <text:span text:style-name="T1">NULL</text:span><text:span text:style-name="T2">,</text:span> password <text:span text:style-name="T1">VARCHAR</text:span><text:span text:style-name="T2">(</text:span><text:span text:style-name="T4">20</text:span><text:span text:style-name="T2">)</text:span> <text:span text:style-name="T1">NOT</text:span> <text:span text:style-name="T1">NULL</text:span><text:span text:style-name="T2">,</text:span> <text:span text:style-name="T1">PRIMARY</text:span> <text:span text:style-name="T1">KEY</text:span> <text:span text:style-name="T2">(</text:span>email<text:span text:style-name="T2">)</text:span> <text:span text:style-name="T2">)</text:span>;</text:p>
            <text:p text:style-name="P1"><text:span text:style-name="T1">CREATE</text:span> <text:span text:style-name="T1">TABLE</text:span> transport <text:span text:style-name="T2">(</text:span> <text:span text:style-name="T1">DOMAIN</text:span> <text:span text:style-name="T1">VARCHAR</text:span><text:span text:style-name="T2">(</text:span><text:span text:style-name="T4">128</text:span><text:span text:style-name="T2">)</text:span> <text:span text:style-name="T1">NOT</text:span> <text:span text:style-name="T1">NULL</text:span> <text:span text:style-name="T1">DEFAULT</text:span> <text:span text:style-name="T3">''</text:span><text:span text:style-name="T2">,</text:span> transport <text:span text:style-name="T1">VARCHAR</text:span><text:span text:style-name="T2">(</text:span><text:span text:style-name="T4">128</text:span><text:span text:style-name="T2">)</text:span> <text:span text:style-name="T1">NOT</text:span> <text:span text:style-name="T1">NULL</text:span> <text:span text:style-name="T1">DEFAULT</text:span> <text:span text:style-name="T3">''</text:span><text:span text:style-name="T2">,</text:span> <text:span text:style-name="T1">UNIQUE</text:span> <text:span text:style-name="T1">KEY</text:span> <text:span text:style-name="T1">DOMAIN</text:span> <text:span text:style-name="T2">(</text:span><text:span text:style-name="T1">DOMAIN</text:span><text:span text:style-name="T2">)</text:span> <text:span text:style-name="T2">)</text:span>;</text:p>
            <text:p text:style-name="P3">quit</text:p>
          </table:table-cell>
        </table:table-row>
      </table:table>
      <text:p text:style-name="Text_20_body">Restart MySQL</text:p>
      <table:table table:name="Tabla4" table:style-name="Tabla4">
        <table:table-column table:style-name="Tabla4.A"/>
        <table:table-row>
          <table:table-cell table:style-name="Tabla4.A1" office:value-type="string">
            <text:p text:style-name="P3">/etc/inid.d/mysql restart</text:p>
          </table:table-cell>
        </table:table-row>
      </table:table>
      <text:h text:style-name="Heading_20_2" text:outline-level="2"><text:soft-page-break/>Step 3</text:h>
      <text:p text:style-name="Text_20_body">Now it’s time to configure Postfix to use MySQL to check for mailboxes.<text:line-break/>Lets create some files and configs.</text:p>
      <table:table table:name="Tabla5" table:style-name="Tabla5">
        <table:table-column table:style-name="Tabla5.A"/>
        <table:table-row>
          <table:table-cell table:style-name="Tabla5.A1" office:value-type="string">
            <text:p text:style-name="P3">nano /etc/postfix/mysql-virtual_domains.cf</text:p>
          </table:table-cell>
        </table:table-row>
      </table:table>
      <text:p text:style-name="Text_20_body">Add this to the file you just created. Be sure you use the same password as earlier:</text:p>
      <table:table table:name="Tabla6" table:style-name="Tabla6">
        <table:table-column table:style-name="Tabla6.A"/>
        <table:table-row>
          <table:table-cell table:style-name="Tabla6.A1" office:value-type="string">
            <text:p text:style-name="P1">user = mail_admin</text:p>
            <text:p text:style-name="P1">password = mail_admin_password</text:p>
            <text:p text:style-name="P1">dbname = mail</text:p>
            <text:p text:style-name="P1">query = SELECT domain AS virtual FROM domains WHERE domain='%s'</text:p>
            <text:p text:style-name="P3">hosts = 127.0.0.1</text:p>
          </table:table-cell>
        </table:table-row>
      </table:table>
      <text:p text:style-name="Text_20_body">Another file, for mail forwarding.</text:p>
      <table:table table:name="Tabla7" table:style-name="Tabla7">
        <table:table-column table:style-name="Tabla7.A"/>
        <table:table-row>
          <table:table-cell table:style-name="Tabla7.A1" office:value-type="string">
            <text:p text:style-name="P3">nano /etc/postfix/mysql-virtual_forwardings.cf</text:p>
          </table:table-cell>
        </table:table-row>
      </table:table>
      <text:p text:style-name="Text_20_body">And add this</text:p>
      <table:table table:name="Tabla8" table:style-name="Tabla8">
        <table:table-column table:style-name="Tabla8.A"/>
        <table:table-row>
          <table:table-cell table:style-name="Tabla8.A1" office:value-type="string">
            <text:p text:style-name="P1">user = mail_admin</text:p>
            <text:p text:style-name="P1">password = mail_admin_password</text:p>
            <text:p text:style-name="P1">dbname = mail</text:p>
            <text:p text:style-name="P1">query = SELECT destination FROM forwardings WHERE source='%s'</text:p>
            <text:p text:style-name="P3">hosts = 127.0.0.1</text:p>
          </table:table-cell>
        </table:table-row>
      </table:table>
      <text:p text:style-name="Text_20_body">And another one, for the mail boxes.</text:p>
      <table:table table:name="Tabla9" table:style-name="Tabla9">
        <table:table-column table:style-name="Tabla9.A"/>
        <table:table-row>
          <table:table-cell table:style-name="Tabla9.A1" office:value-type="string">
            <text:p text:style-name="P3">nano /etc/postfix/mysql-virtual_mailboxes.cf</text:p>
          </table:table-cell>
        </table:table-row>
      </table:table>
      <text:p text:style-name="Text_20_body">And add this</text:p>
      <table:table table:name="Tabla10" table:style-name="Tabla10">
        <table:table-column table:style-name="Tabla10.A"/>
        <table:table-row>
          <table:table-cell table:style-name="Tabla10.A1" office:value-type="string">
            <text:p text:style-name="P1">user = mail_admin</text:p>
            <text:p text:style-name="P1">password = mail_admin_password</text:p>
            <text:p text:style-name="P1">dbname = mail</text:p>
            <text:p text:style-name="P1">query = SELECT CONCAT(SUBSTRING_INDEX(email,'@',-1),'/',SUBSTRING_INDEX(email,'@',1),'/') FROM users WHERE email='%s'</text:p>
            <text:p text:style-name="P3">hosts = 127.0.0.1</text:p>
          </table:table-cell>
        </table:table-row>
      </table:table>
      <text:p text:style-name="Text_20_body">And the last one for matching users to addresses.</text:p>
      <table:table table:name="Tabla11" table:style-name="Tabla11">
        <table:table-column table:style-name="Tabla11.A"/>
        <table:table-row>
          <table:table-cell table:style-name="Tabla11.A1" office:value-type="string">
            <text:p text:style-name="P3">nano /etc/postfix/mysql-virtual_email2email.cf</text:p>
          </table:table-cell>
        </table:table-row>
      </table:table>
      <text:p text:style-name="Text_20_body">And add this</text:p>
      <table:table table:name="Tabla12" table:style-name="Tabla12">
        <table:table-column table:style-name="Tabla12.A"/>
        <table:table-row>
          <table:table-cell table:style-name="Tabla12.A1" office:value-type="string">
            <text:p text:style-name="P1">user = mail_admin</text:p>
            <text:p text:style-name="P1">password = mail_admin_password</text:p>
            <text:p text:style-name="P1">dbname = mail</text:p>
            <text:p text:style-name="P1">query = SELECT email FROM users WHERE email='%s'</text:p>
            <text:p text:style-name="P3">hosts = 127.0.0.1</text:p>
          </table:table-cell>
        </table:table-row>
      </table:table>
      <text:p text:style-name="Text_20_body">Time to make the files readable for Postfix user.</text:p>
      <table:table table:name="Tabla13" table:style-name="Tabla13">
        <table:table-column table:style-name="Tabla13.A"/>
        <table:table-row>
          <table:table-cell table:style-name="Tabla13.A1" office:value-type="string">
            <text:p text:style-name="P1">chmod o= /etc/postfix/mysql-virtual_*.cf</text:p>
            <text:p text:style-name="P3">chgrp postfix /etc/postfix/mysql-virtual_*.cf</text:p>
          </table:table-cell>
        </table:table-row>
      </table:table>
      <text:h text:style-name="Heading_20_2" text:outline-level="2">Step 4</text:h>
      <text:p text:style-name="Text_20_body">Make mailboxes for users under a new linux users home directory.</text:p>
      <table:table table:name="Tabla14" table:style-name="Tabla14">
        <table:table-column table:style-name="Tabla14.A"/>
        <text:soft-page-break/>
        <table:table-row>
          <table:table-cell table:style-name="Tabla14.A1" office:value-type="string">
            <text:p text:style-name="P1">groupadd -g 5000 vmail</text:p>
            <text:p text:style-name="P3">useradd -g vmail -u 5000 vmail -d /home/vmail -m</text:p>
          </table:table-cell>
        </table:table-row>
      </table:table>
      <text:p text:style-name="Text_20_body"> </text:p>
      <text:h text:style-name="Heading_20_2" text:outline-level="2">Step 5</text:h>
      <text:p text:style-name="Text_20_body">Time to configure Postfix and Dovecot some more. Change server.example.com to your domain you added in Step 1.</text:p>
      <table:table table:name="Tabla15" table:style-name="Tabla15">
        <table:table-column table:style-name="Tabla15.A"/>
        <table:table-row>
          <table:table-cell table:style-name="Tabla15.A1" office:value-type="string">
            <text:p text:style-name="P1">postconf -e 'myhostname = server.example.com'</text:p>
            <text:p text:style-name="P1">postconf -e 'mydestination = server.example.com, localhost, localhost.localdomain'</text:p>
            <text:p text:style-name="P1">postconf -e 'mynetworks = 127.0.0.0/8'</text:p>
            <text:p text:style-name="P1">postconf -e 'message_size_limit = 30720000'</text:p>
            <text:p text:style-name="P1">postconf -e 'virtual_alias_domains ='</text:p>
            <text:p text:style-name="P1">postconf -e 'virtual_alias_maps = proxy:mysql:/etc/postfix/mysql-virtual_forwardings.cf, mysql:/etc/postfix/mysql-virtual_email2email.cf'</text:p>
            <text:p text:style-name="P1">postconf -e 'virtual_mailbox_domains = proxy:mysql:/etc/postfix/mysql-virtual_domains.cf'</text:p>
            <text:p text:style-name="P1">postconf -e 'virtual_mailbox_maps = proxy:mysql:/etc/postfix/mysql-virtual_mailboxes.cf'</text:p>
            <text:p text:style-name="P1">postconf -e 'virtual_mailbox_base = /home/vmail'</text:p>
            <text:p text:style-name="P1">postconf -e 'virtual_uid_maps = static:5000'</text:p>
            <text:p text:style-name="P1">postconf -e 'virtual_gid_maps = static:5000'</text:p>
            <text:p text:style-name="P1">postconf -e 'smtpd_sasl_auth_enable = yes'</text:p>
            <text:p text:style-name="P1">postconf -e 'broken_sasl_auth_clients = yes'</text:p>
            <text:p text:style-name="P1">postconf -e 'smtpd_sasl_authenticated_header = yes'</text:p>
            <text:p text:style-name="P1">postconf -e 'smtpd_recipient_restrictions = permit_mynetworks, permit_sasl_authenticated, reject_unauth_destination'</text:p>
            <text:p text:style-name="P1">postconf -e 'smtpd_use_tls = yes'</text:p>
            <text:p text:style-name="P1">postconf -e 'smtpd_tls_cert_file = /etc/postfix/smtpd.cert'</text:p>
            <text:p text:style-name="P1">postconf -e 'smtpd_tls_key_file = /etc/postfix/smtpd.key'</text:p>
            <text:p text:style-name="P1">postconf -e 'virtual_create_maildirsize = yes'</text:p>
            <text:p text:style-name="P1">postconf -e 'virtual_maildir_extended = yes'</text:p>
            <text:p text:style-name="P1">postconf -e 'proxy_read_maps = $local_recipient_maps $mydestination $virtual_alias_maps $virtual_alias_domains $virtual_mailbox_maps $virtual_mailbox_domains $relay_recipient_maps $relay_domains $canonical_maps $sender_canonical_maps $recipient_canonical_maps $relocated_maps $transport_maps $mynetworks $virtual_mailbox_limit_maps'</text:p>
            <text:p text:style-name="P1">postconf -e virtual_transport=dovecot</text:p>
            <text:p text:style-name="P3">postconf -e dovecot_destination_recipient_limit=1</text:p>
          </table:table-cell>
        </table:table-row>
      </table:table>
      <text:p text:style-name="Text_20_body"> </text:p>
      <text:h text:style-name="Heading_20_2" text:outline-level="2">Step 6</text:h>
      <text:p text:style-name="Text_20_body">Create a SSL cert for encrypted traffic to the server.</text:p>
      <table:table table:name="Tabla16" table:style-name="Tabla16">
        <table:table-column table:style-name="Tabla16.A"/>
        <table:table-row>
          <table:table-cell table:style-name="Tabla16.A1" office:value-type="string">
            <text:p text:style-name="P1">cd /etc/postfix</text:p>
            <text:p text:style-name="P3">openssl req -new -outform PEM -out smtpd.cert -newkey rsa:2048 -nodes -keyout smtpd.key -keyform PEM -days 365 -x509</text:p>
          </table:table-cell>
        </table:table-row>
      </table:table>
      <text:p text:style-name="Text_20_body">Be sure to write your domain name added in Step 1 under ”Common Name” when it comes up.<text:line-break/>And then set the permissions for the cert.</text:p>
      <table:table table:name="Tabla17" table:style-name="Tabla17">
        <table:table-column table:style-name="Tabla17.A"/>
        <table:table-row>
          <table:table-cell table:style-name="Tabla17.A1" office:value-type="string">
            <text:p text:style-name="P3">chmod o= /etc/postfix/smtpd.key</text:p>
          </table:table-cell>
        </table:table-row>
      </table:table>
      <text:p text:style-name="Text_20_body"> </text:p>
      <text:h text:style-name="Heading_20_2" text:outline-level="2">Step 7</text:h>
      <text:p text:style-name="Text_20_body">Add saslauthd for authing your users. One row at a time.</text:p>
      <table:table table:name="Tabla18" table:style-name="Tabla18">
        <table:table-column table:style-name="Tabla18.A"/>
        <table:table-row>
          <table:table-cell table:style-name="Tabla18.A1" office:value-type="string">
            <text:p text:style-name="P1">mkdir -p /var/spool/postfix/var/run/saslauthd</text:p>
            <text:p text:style-name="P3">cp -a /etc/default/saslauthd /etc/default/saslauthd.bak</text:p>
          </table:table-cell>
        </table:table-row>
      </table:table>
      <text:p text:style-name="Text_20_body"><text:soft-page-break/>Edit the file /etc/default/saslauthd.<text:line-break/>Add this:</text:p>
      <table:table table:name="Tabla19" table:style-name="Tabla19">
        <table:table-column table:style-name="Tabla19.A"/>
        <table:table-row>
          <table:table-cell table:style-name="Tabla19.A1" office:value-type="string">
            <text:p text:style-name="P1">START=yes</text:p>
            <text:p text:style-name="P1">DESC="SASL Authentication Daemon"</text:p>
            <text:p text:style-name="P1">NAME="saslauthd"</text:p>
            <text:p text:style-name="P1">MECHANISMS="pam"</text:p>
            <text:p text:style-name="P1">MECH_OPTIONS=""</text:p>
            <text:p text:style-name="P1">THREADS=5</text:p>
            <text:p text:style-name="P3">OPTIONS="-c -m /var/spool/postfix/var/run/saslauthd -r"</text:p>
          </table:table-cell>
        </table:table-row>
      </table:table>
      <text:p text:style-name="Text_20_body">Add a new file named /etc/pam.d/smtp.<text:line-break/>Add this to it (be sure to use your own mysql user and password):</text:p>
      <table:table table:name="Tabla20" table:style-name="Tabla20">
        <table:table-column table:style-name="Tabla20.A"/>
        <table:table-row>
          <table:table-cell table:style-name="Tabla20.A1" office:value-type="string">
            <text:p text:style-name="P1">auth <text:s text:c="3"/>required <text:s text:c="2"/>pam_mysql.so user=mail_admin passwd=mail_admin_password host=127.0.0.1 db=mail table=users usercolumn=email passwdcolumn=password crypt=1</text:p>
            <text:p text:style-name="P3">account sufficient pam_mysql.so user=mail_admin passwd=mail_admin_password host=127.0.0.1 db=mail table=users usercolumn=email passwdcolumn=password crypt=1</text:p>
          </table:table-cell>
        </table:table-row>
      </table:table>
      <text:p text:style-name="Text_20_body">Now, create a new file named /etc/postfix/sasl/smtpd.conf and add this to it.</text:p>
      <table:table table:name="Tabla21" table:style-name="Tabla21">
        <table:table-column table:style-name="Tabla21.A"/>
        <table:table-row>
          <table:table-cell table:style-name="Tabla21.A1" office:value-type="string">
            <text:p text:style-name="P1">pwcheck_method: saslauthd</text:p>
            <text:p text:style-name="P1">mech_list: plain login</text:p>
            <text:p text:style-name="P1">allow_plaintext: true</text:p>
            <text:p text:style-name="P1">auxprop_plugin: mysql</text:p>
            <text:p text:style-name="P1">sql_hostnames: 127.0.0.1</text:p>
            <text:p text:style-name="P1">sql_user: mail_admin</text:p>
            <text:p text:style-name="P1">sql_passwd: mail_admin_password</text:p>
            <text:p text:style-name="P1">sql_database: mail</text:p>
            <text:p text:style-name="P3">sql_select: select password from users where email = '%u'</text:p>
          </table:table-cell>
        </table:table-row>
      </table:table>
      <text:p text:style-name="Text_20_body">Set the right permissions and restart. One row at a time.</text:p>
      <table:table table:name="Tabla22" table:style-name="Tabla22">
        <table:table-column table:style-name="Tabla22.A"/>
        <table:table-row>
          <table:table-cell table:style-name="Tabla22.A1" office:value-type="string">
            <text:p text:style-name="P1">chmod o= /etc/pam.d/smtp</text:p>
            <text:p text:style-name="P1">chmod o= /etc/postfix/sasl/smtpd.conf</text:p>
            <text:p text:style-name="P1">adduser postfix sasl</text:p>
            <text:p text:style-name="P1">/etc/init.d/postfix restart</text:p>
            <text:p text:style-name="P3">/etc/init.d/saslauthd restart</text:p>
          </table:table-cell>
        </table:table-row>
      </table:table>
      <text:p text:style-name="Text_20_body"> </text:p>
      <text:h text:style-name="Heading_20_2" text:outline-level="2">Step 8</text:h>
      <text:p text:style-name="Text_20_body">Now it’s almost the last step. Configure Dovecot to use MySQL to serve you with email via IMAP/POP3.<text:line-break/>First, tell Postfix to use Dovecot.</text:p>
      <table:table table:name="Tabla23" table:style-name="Tabla23">
        <table:table-column table:style-name="Tabla23.A"/>
        <table:table-row>
          <table:table-cell table:style-name="Tabla23.A1" office:value-type="string">
            <text:p text:style-name="P1">dovecot <text:s text:c="2"/>unix <text:s/>- <text:s text:c="6"/>n <text:s text:c="6"/>n <text:s text:c="6"/>- <text:s text:c="6"/>- <text:s text:c="6"/>pipe</text:p>
            <text:p text:style-name="P2"><text:s text:c="4"/><text:span text:style-name="T5">flags=DRhu user=vmail:vmail argv=/usr/lib/dovecot/deliver -d ${recipient}</text:span></text:p>
          </table:table-cell>
        </table:table-row>
      </table:table>
      <text:p text:style-name="Text_20_body">Then, add this to the file /etc/dovecot/dovecot.conf</text:p>
      <table:table table:name="Tabla24" table:style-name="Tabla24">
        <table:table-column table:style-name="Tabla24.A"/>
        <table:table-row>
          <table:table-cell table:style-name="Tabla24.A1" office:value-type="string">
            <text:p text:style-name="P1">protocols = imap imaps pop3 pop3s</text:p>
            <text:p text:style-name="P1">log_timestamp = "%Y-%m-%d %H:%M:%S "</text:p>
            <text:p text:style-name="P1">mail_location = maildir:/home/vmail/%d/%n/Maildir</text:p>
            <text:p text:style-name="Preformatted_20_Text"> </text:p>
            <text:p text:style-name="P1">ssl_cert_file = /etc/ssl/certs/dovecot.pem</text:p>
            <text:p text:style-name="P1">ssl_key_file = /etc/ssl/private/dovecot.pem</text:p>
            <text:p text:style-name="Preformatted_20_Text"> </text:p>
            <text:p text:style-name="P1">namespace private {</text:p>
            <text:p text:style-name="Preformatted_20_Text"><text:s text:c="4"/><text:span text:style-name="T5">separator = .</text:span></text:p>
            <text:p text:style-name="Preformatted_20_Text"><text:s text:c="4"/><text:span text:style-name="T5">prefix = INBOX.</text:span></text:p>
            <text:p text:style-name="Preformatted_20_Text"><text:soft-page-break/><text:s text:c="4"/><text:span text:style-name="T5">inbox = yes</text:span></text:p>
            <text:p text:style-name="P1">}</text:p>
            <text:p text:style-name="Preformatted_20_Text"> </text:p>
            <text:p text:style-name="P1">protocol lda {</text:p>
            <text:p text:style-name="Preformatted_20_Text"><text:s text:c="4"/><text:span text:style-name="T5">log_path = /home/vmail/dovecot-deliver.log</text:span></text:p>
            <text:p text:style-name="Preformatted_20_Text"><text:s text:c="4"/><text:span text:style-name="T5">auth_socket_path = /var/run/dovecot/auth-master</text:span></text:p>
            <text:p text:style-name="Preformatted_20_Text"><text:s text:c="4"/><text:span text:style-name="T5">postmaster_address = postmaster@example.com</text:span></text:p>
            <text:p text:style-name="Preformatted_20_Text"><text:s text:c="4"/><text:span text:style-name="T5">mail_plugins = sieve</text:span></text:p>
            <text:p text:style-name="Preformatted_20_Text"><text:s text:c="4"/><text:span text:style-name="T5">global_script_path = /home/vmail/globalsieverc</text:span></text:p>
            <text:p text:style-name="P1">}</text:p>
            <text:p text:style-name="Preformatted_20_Text"> </text:p>
            <text:p text:style-name="P1">protocol pop3 {</text:p>
            <text:p text:style-name="Preformatted_20_Text"><text:s text:c="4"/><text:span text:style-name="T5">pop3_uidl_format = %08Xu%08Xv</text:span></text:p>
            <text:p text:style-name="P1">}</text:p>
            <text:p text:style-name="Preformatted_20_Text"> </text:p>
            <text:p text:style-name="P1">auth default {</text:p>
            <text:p text:style-name="Preformatted_20_Text"><text:s text:c="4"/><text:span text:style-name="T5">user = root</text:span></text:p>
            <text:p text:style-name="Preformatted_20_Text"> </text:p>
            <text:p text:style-name="Preformatted_20_Text"><text:s text:c="4"/><text:span text:style-name="T5">passdb sql {</text:span></text:p>
            <text:p text:style-name="Preformatted_20_Text"><text:s text:c="8"/><text:span text:style-name="T5">args = /etc/dovecot/dovecot-sql.conf</text:span></text:p>
            <text:p text:style-name="Preformatted_20_Text"><text:s text:c="4"/><text:span text:style-name="T5">}</text:span></text:p>
            <text:p text:style-name="Preformatted_20_Text"> </text:p>
            <text:p text:style-name="Preformatted_20_Text"><text:s text:c="4"/><text:span text:style-name="T5">userdb static {</text:span></text:p>
            <text:p text:style-name="Preformatted_20_Text"><text:s text:c="8"/><text:span text:style-name="T5">args = uid=5000 gid=5000 home=/home/vmail/%d/%n allow_all_users=yes</text:span></text:p>
            <text:p text:style-name="Preformatted_20_Text"><text:s text:c="4"/><text:span text:style-name="T5">}</text:span></text:p>
            <text:p text:style-name="Preformatted_20_Text"> </text:p>
            <text:p text:style-name="Preformatted_20_Text"><text:s text:c="4"/><text:span text:style-name="T5">socket listen {</text:span></text:p>
            <text:p text:style-name="Preformatted_20_Text"><text:s text:c="8"/><text:span text:style-name="T5">master {</text:span></text:p>
            <text:p text:style-name="Preformatted_20_Text"><text:s text:c="12"/><text:span text:style-name="T5">path = /var/run/dovecot/auth-master</text:span></text:p>
            <text:p text:style-name="Preformatted_20_Text"><text:s text:c="12"/><text:span text:style-name="T5">mode = 0600</text:span></text:p>
            <text:p text:style-name="Preformatted_20_Text"><text:s text:c="12"/><text:span text:style-name="T5">user = vmail</text:span></text:p>
            <text:p text:style-name="Preformatted_20_Text"><text:s text:c="8"/><text:span text:style-name="T5">}</text:span></text:p>
            <text:p text:style-name="Preformatted_20_Text"> </text:p>
            <text:p text:style-name="Preformatted_20_Text"><text:s text:c="8"/><text:span text:style-name="T5">client {</text:span></text:p>
            <text:p text:style-name="Preformatted_20_Text"><text:s text:c="12"/><text:span text:style-name="T5">path = /var/spool/postfix/private/auth</text:span></text:p>
            <text:p text:style-name="Preformatted_20_Text"><text:s text:c="12"/><text:span text:style-name="T5">mode = 0660</text:span></text:p>
            <text:p text:style-name="Preformatted_20_Text"><text:s text:c="12"/><text:span text:style-name="T5">user = postfix</text:span></text:p>
            <text:p text:style-name="Preformatted_20_Text"><text:s text:c="12"/><text:span text:style-name="T5">group = postfix</text:span></text:p>
            <text:p text:style-name="Preformatted_20_Text"><text:s text:c="8"/><text:span text:style-name="T5">}</text:span></text:p>
            <text:p text:style-name="Preformatted_20_Text"><text:s text:c="4"/><text:span text:style-name="T5">}</text:span></text:p>
            <text:p text:style-name="P3">}</text:p>
          </table:table-cell>
        </table:table-row>
      </table:table>
      <text:p text:style-name="Text_20_body">Dovecot will use MySQL for auth, so replace the contents of /etc/dovecot/dovecot-sql.conf with the following. As always, replace with your mysql user and password.</text:p>
      <table:table table:name="Tabla25" table:style-name="Tabla25">
        <table:table-column table:style-name="Tabla25.A"/>
        <table:table-row>
          <table:table-cell table:style-name="Tabla25.A1" office:value-type="string">
            <text:p text:style-name="P1">driver = mysql</text:p>
            <text:p text:style-name="P1">connect = host=127.0.0.1 dbname=mail user=mail_admin password=mail_admin_password</text:p>
            <text:p text:style-name="P1">default_pass_scheme = CRYPT</text:p>
            <text:p text:style-name="P3">password_query = SELECT email as user, password FROM users WHERE email='%u';</text:p>
          </table:table-cell>
        </table:table-row>
      </table:table>
      <text:p text:style-name="Text_20_body">Then, restart Dovecot and set permissions.</text:p>
      <table:table table:name="Tabla26" table:style-name="Tabla26">
        <table:table-column table:style-name="Tabla26.A"/>
        <table:table-row>
          <table:table-cell table:style-name="Tabla26.A1" office:value-type="string">
            <text:p text:style-name="P1">/etc/init.d/dovecot restart</text:p>
            <text:p text:style-name="P1">chgrp vmail /etc/dovecot/dovecot.conf</text:p>
            <text:p text:style-name="P3">chmod g+r /etc/dovecot/dovecot.conf</text:p>
          </table:table-cell>
        </table:table-row>
      </table:table>
      <text:p text:style-name="Text_20_body"> </text:p>
      <text:h text:style-name="Heading_20_2" text:outline-level="2"><text:soft-page-break/>Step 9</text:h>
      <text:p text:style-name="Text_20_body">Add users and domains!</text:p>
      <table:table table:name="Tabla27" table:style-name="Tabla27">
        <table:table-column table:style-name="Tabla27.A"/>
        <table:table-row>
          <table:table-cell table:style-name="Tabla27.A1" office:value-type="string">
            <text:p text:style-name="P1">mysql -u root -p</text:p>
            <text:p text:style-name="P1">USE mail;</text:p>
            <text:p text:style-name="P1">INSERT INTO domains (domain) VALUES ('example.com');</text:p>
            <text:p text:style-name="P1">INSERT INTO users (email, password) VALUES ('mynewmail@example.com', ENCRYPT('password'));</text:p>
            <text:p text:style-name="P3">quit</text:p>
          </table:table-cell>
        </table:table-row>
      </table:table>
      <text:p text:style-name="Text_20_body">You have to send an email before the user can access the account. Install mailx of you dont have it.</text:p>
      <table:table table:name="Tabla28" table:style-name="Tabla28">
        <table:table-column table:style-name="Tabla28.A"/>
        <table:table-row>
          <table:table-cell table:style-name="Tabla28.A1" office:value-type="string">
            <text:p text:style-name="P3">mailx mynewmail@example.xom</text:p>
          </table:table-cell>
        </table:table-row>
      </table:table>
      <text:p text:style-name="Text_20_body">Ctrl+D sends the mail.</text:p>
      <text:p text:style-name="Text_20_body">Check the logs to see if everything is ok.</text:p>
      <table:table table:name="Tabla29" table:style-name="Tabla29">
        <table:table-column table:style-name="Tabla29.A"/>
        <table:table-row>
          <table:table-cell table:style-name="Tabla29.A1" office:value-type="string">
            <text:p text:style-name="P1">tail /var/log/mail.log</text:p>
            <text:p text:style-name="P3">tail /home/vmail/dovecot-deliver.log</text:p>
          </table:table-cell>
        </table:table-row>
      </table:table>
      <text:p text:style-name="Text_20_body"> </text:p>
      <text:h text:style-name="Heading_20_2" text:outline-level="2">Step 10</text:h>
      <text:p text:style-name="Text_20_body">To actually receive mail for your own domain, you have to set the MX-record on the domain name.<text:line-break/>server.example.com should be the one you chose in Step 1.<text:line-break/>Add this to your DNS for the domain added in Step 9.</text:p>
      <table:table table:name="Tabla30" table:style-name="Tabla30">
        <table:table-column table:style-name="Tabla30.A"/>
        <table:table-row>
          <table:table-cell table:style-name="Tabla30.A1" office:value-type="string">
            <text:p text:style-name="P1">@ IN 3600 MX 1 server.example.com.</text:p>
            <text:p text:style-name="P3">@ IN 3600 TXT "v=spf1 a mx ~all"</text:p>
          </table:table-cell>
        </table:table-row>
      </table:table>
      <text:p text:style-name="Text_20_body"> </text:p>
      <text:h text:style-name="Heading_20_2" text:outline-level="2">Step 11</text:h>
      <text:p text:style-name="Text_20_body">In your mail client, add a new account with IMAP and SMTP with host server.example.com and the user and password you added in Step 9. Answer yes if you get asked if you want to trust the connection. It’s there because you made your own SSL-cert and it’s perfectly saf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DejaVu Sans" style:font-size-complex="2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 </meta:initial-creator>
    <meta:creation-date>2014-03-23T12:42:43</meta:creation-date>
    <dc:date>2014-03-23T12:50:20</dc:date>
    <dc:creator>administrador </dc:creator>
    <meta:editing-duration>P0D</meta:editing-duration>
    <meta:editing-cycles>1</meta:editing-cycles>
    <meta:document-statistic meta:table-count="30" meta:image-count="0" meta:object-count="0" meta:page-count="6" meta:paragraph-count="219" meta:word-count="1243" meta:character-count="9580" meta:non-whitespace-character-count="8282"/>
    <meta:generator>LibreOffice/3.5$Linux_x86 LibreOffice_project/350m1$Build-2</meta:generator>
  </office:meta>
</office:document-meta>
</file>